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65in"/>
    </style:style>
    <style:style style:name="Table1.J" style:family="table-column">
      <style:table-column-properties style:column-width="0.6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margin-left="0in" fo:margin-right="0in" fo:line-height="100%" fo:text-indent="0in" style:auto-text-indent="false"/>
    </style:style>
    <style:style style:name="P4" style:family="paragraph" style:parent-style-name="Standard" style:master-page-name="Standard">
      <style:paragraph-properties fo:margin-left="0in" fo:margin-right="0in" fo:line-height="100%" fo:text-indent="0in" style:auto-text-indent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line-height="100%" fo:break-before="page"/>
    </style:style>
    <style:style style:name="T1" style:family="text">
      <style:text-properties fo:background-color="#b6d7a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 → CT <text:s/>| FG | H </text:p>
      <text:p text:style-name="P3">F → FaGF <text:s/>| FbF | K </text:p>
      <text:p text:style-name="P3">C → Bc | <text:s/>aB | GSG</text:p>
      <text:p text:style-name="P3">D → Da | Ba | Dc | aEa</text:p>
      <text:p text:style-name="P3">K → K# <text:s/>| /K | c | d </text:p>
      <text:p text:style-name="P3">G → KB | D/ | <text:s/>baBS | ε</text:p>
      <text:p text:style-name="P3">E→ KE | D/</text:p>
      <text:p text:style-name="P3">H → H! | !</text:p>
      <text:p text:style-name="P3">T → :C | DT</text:p>
      <text:p text:style-name="P3"><text:s/></text:p>
      <text:p text:style-name="P3">Eliminamos SI: B no está definido, D y E no generan cadenas de 0 o más terminales</text:p>
      <text:p text:style-name="P3"/>
      <text:p text:style-name="P1">S → CT <text:s/>| FG | H </text:p>
      <text:p text:style-name="P1">F → FaGF <text:s/>| FbF | K </text:p>
      <text:p text:style-name="P1">C → GSG</text:p>
      <text:p text:style-name="P1">K → K# <text:s/>| /K | c | d </text:p>
      <text:p text:style-name="P1">G → ε</text:p>
      <text:p text:style-name="P1">H → H! | !</text:p>
      <text:p text:style-name="P1">T → :C</text:p>
      <text:p text:style-name="P1"/>
      <text:p text:style-name="P1"><text:soft-page-break/>Reemplazamos G, C y T</text:p>
      <text:p text:style-name="P1"/>
      <text:p text:style-name="P1">S → S:S <text:s/>| F | H <text:s text:c="11"/>F|H : F|H</text:p>
      <text:p text:style-name="P1">F → FaF <text:s/>| FbF | K <text:s text:c="7"/>K (a|b) K</text:p>
      <text:p text:style-name="P1">K → K# <text:s/>| /K | c | d <text:s text:c="6"/>/* (c|d) #*</text:p>
      <text:p text:style-name="P1">H → H! | !<text:tab/><text:tab/> !!*</text:p>
      <text:p text:style-name="P1"/>
      <text:p text:style-name="P1">Eliminamos amb de F y K</text:p>
      <text:p text:style-name="P1"/>
      <text:p text:style-name="P1">S → S:A | A <text:s text:c="5"/></text:p>
      <text:p text:style-name="P1">A → F | H <text:s text:c="4"/></text:p>
      <text:p text:style-name="P1">F → FBK | K</text:p>
      <text:p text:style-name="P1">B → a | b <text:s text:c="7"/></text:p>
      <text:p text:style-name="P1">K → BAN</text:p>
      <text:p text:style-name="P1">N → #N | eps</text:p>
      <text:p text:style-name="P1">B → /B <text:s/>| eps</text:p>
      <text:p text:style-name="P1">A → c | d <text:s text:c="6"/></text:p>
      <text:p text:style-name="P1">H → H! | !</text:p>
      <text:p text:style-name="P1"/>
      <text:p text:style-name="P1">Eliminamos RI de S, F y H</text:p>
      <text:p text:style-name="P1"/>
      <text:p text:style-name="P1"><text:soft-page-break/>S → AS’ </text:p>
      <text:p text:style-name="P1">S’ → :AS’ | eps <text:s text:c="3"/></text:p>
      <text:p text:style-name="P1">A → F | H <text:s text:c="4"/></text:p>
      <text:p text:style-name="P1">F → KF’</text:p>
      <text:p text:style-name="P1">F’ → OKF’ | eps</text:p>
      <text:p text:style-name="P1">O → a | b <text:s text:c="7"/></text:p>
      <text:p text:style-name="P1">K → BPN</text:p>
      <text:p text:style-name="P1">N → #N | eps</text:p>
      <text:p text:style-name="P1">B → /B <text:s/>| eps</text:p>
      <text:p text:style-name="P1">P → c | d <text:s text:c="6"/></text:p>
      <text:p text:style-name="P1">H → !G</text:p>
      <text:p text:style-name="P1">G → !G | eps</text:p>
      <text:p text:style-name="P1"/>
      <text:p text:style-name="P1">Para S → AS’</text:p>
      <text:p text:style-name="P1"><text:tab/>prim(AS’)={/,c,d,!}</text:p>
      <text:p text:style-name="P1"><text:tab/><text:tab/>prim(A)={/,c,d,!}</text:p>
      <text:p text:style-name="P1"><text:tab/><text:tab/><text:tab/>prim(F)={/,c,d}</text:p>
      <text:p text:style-name="P1"><text:tab/><text:tab/><text:tab/><text:tab/>prim(KF’)={/,c,d}</text:p>
      <text:p text:style-name="P1"><text:tab/><text:tab/><text:tab/><text:tab/><text:tab/>prim(K)={/,c,d}</text:p>
      <text:p text:style-name="P1"><text:tab/><text:tab/><text:tab/><text:tab/><text:tab/><text:tab/>prim(BPN)={/,c,d}</text:p>
      <text:p text:style-name="P1"><text:tab/><text:tab/><text:tab/><text:tab/><text:tab/><text:tab/><text:tab/>prim(B)={/}</text:p>
      <text:p text:style-name="P1"><text:soft-page-break/><text:tab/><text:tab/><text:tab/><text:tab/><text:tab/><text:tab/><text:tab/><text:tab/>prim(/B)={/}</text:p>
      <text:p text:style-name="P1"><text:tab/><text:tab/><text:tab/><text:tab/><text:tab/><text:tab/><text:tab/><text:tab/></text:p>
      <text:p text:style-name="P1"><text:tab/><text:tab/><text:tab/><text:tab/><text:tab/><text:tab/><text:tab/>prim(P)={c,d}</text:p>
      <text:p text:style-name="P1"><text:tab/><text:tab/><text:tab/><text:tab/><text:tab/><text:tab/><text:tab/></text:p>
      <text:p text:style-name="P1"><text:tab/><text:tab/><text:tab/>prim(H)={!}</text:p>
      <text:p text:style-name="P1"><text:tab/><text:tab/><text:tab/><text:tab/>prim(!G)={!}</text:p>
      <text:p text:style-name="P1"/>
      <text:p text:style-name="P1"/>
      <text:p text:style-name="P1"/>
      <table:table table:name="Table1" table:style-name="Table1">
        <table:table-column table:style-name="Table1.A" table:number-columns-repeated="9"/>
        <table:table-column table:style-name="Table1.J"/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5">/</text:p>
          </table:table-cell>
          <table:table-cell table:style-name="Table1.A1" office:value-type="string">
            <text:p text:style-name="P5">!</text:p>
          </table:table-cell>
          <table:table-cell table:style-name="Table1.A1" office:value-type="string">
            <text:p text:style-name="P5">$</text:p>
          </table:table-cell>
        </table:table-row>
        <table:table-row table:style-name="Table1.1">
          <table:table-cell table:style-name="Table1.A1" office:value-type="string">
            <text:p text:style-name="P5">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AS’</text:p>
          </table:table-cell>
          <table:table-cell table:style-name="Table1.A1" office:value-type="string">
            <text:p text:style-name="P2">AS’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AS’</text:p>
          </table:table-cell>
          <table:table-cell table:style-name="Table1.A1" office:value-type="string">
            <text:p text:style-name="P2">AS’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S’</text:p>
          </table:table-cell>
          <table:table-cell table:style-name="Table1.A1" office:value-type="string">
            <text:p text:style-name="P1">:AS’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eps</text:p>
          </table:table-cell>
        </table:table-row>
        <table:table-row table:style-name="Table1.1"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>H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KF’</text:p>
          </table:table-cell>
          <table:table-cell table:style-name="Table1.A1" office:value-type="string">
            <text:p text:style-name="P5">KF’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KF’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’</text:p>
          </table:table-cell>
          <table:table-cell table:style-name="Table1.A1" office:value-type="string">
            <text:p text:style-name="P1">eps</text:p>
          </table:table-cell>
          <table:table-cell table:style-name="Table1.A1" office:value-type="string">
            <text:p text:style-name="P1">OKF’</text:p>
          </table:table-cell>
          <table:table-cell table:style-name="Table1.A1" office:value-type="string">
            <text:p text:style-name="P1">OKF’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>eps</text:p>
          </table:table-cell>
        </table:table-row>
        <table:table-row table:style-name="Table1.1">
          <table:table-cell table:style-name="Table1.A1" office:value-type="string">
            <text:p text:style-name="P5">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BPN</text:p>
          </table:table-cell>
          <table:table-cell table:style-name="Table1.A1" office:value-type="string">
            <text:p text:style-name="P5">BP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BP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#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eps</text:p>
          </table:table-cell>
        </table:table-row>
        <table:table-row table:style-name="Table1.1"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eps</text:p>
          </table:table-cell>
          <table:table-cell table:style-name="Table1.A1" office:value-type="string">
            <text:p text:style-name="P5">ep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/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P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H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!G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G</text:p>
          </table:table-cell>
          <table:table-cell table:style-name="Table1.A1" office:value-type="string">
            <text:p text:style-name="P5">ep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!G</text:p>
          </table:table-cell>
          <table:table-cell table:style-name="Table1.A1" office:value-type="string">
            <text:p text:style-name="P5">eps</text:p>
          </table:table-cell>
        </table:table-row>
      </table:table>
      <text:p text:style-name="P1"/>
      <text:p text:style-name="P1"/>
      <text:p text:style-name="P1"/>
      <text:p text:style-name="P6">S → CT <text:s/>| FG | H </text:p>
      <text:p text:style-name="P1">F → FaGF <text:s/>| FbF | K </text:p>
      <text:p text:style-name="P1">C → GSG</text:p>
      <text:p text:style-name="P1">K → K# <text:s/>| /K | c | d </text:p>
      <text:p text:style-name="P1">G → ε</text:p>
      <text:p text:style-name="P1">H → H! | !</text:p>
      <text:p text:style-name="P1">T → :C</text:p>
      <text:p text:style-name="P1"/>
      <text:p text:style-name="P1">Sacamos e-prod</text:p>
      <text:p text:style-name="P1"/>
      <text:p text:style-name="P1"><text:span text:style-name="T1">S → CT <text:s/>| F | H <text:s text:c="10"/></text:span></text:p>
      <text:p text:style-name="P1"><text:span text:style-name="T1">F → FaF <text:s/>| FbF | K </text:span></text:p>
      <text:p text:style-name="P1"><text:span text:style-name="T1">C → S</text:span></text:p>
      <text:p text:style-name="P1"><text:span text:style-name="T1">K → K# <text:s/>| /K | c | d </text:span></text:p>
      <text:p text:style-name="P1"><text:span text:style-name="T1">H → H! | !</text:span></text:p>
      <text:p text:style-name="P1"><text:span text:style-name="T1">T → :C</text:span></text:p>
      <text:p text:style-name="P1"/>
      <text:p text:style-name="P1">CNF</text:p>
      <text:p text:style-name="P1"/>
      <text:p text:style-name="P1">Sacamos e-prod</text:p>
      <text:p text:style-name="P1"/>
      <text:p text:style-name="P1"><text:soft-page-break/>S → ST <text:s/>| MF <text:s/>| MF | KN <text:s/>| OK | c | d | HJ | ! </text:p>
      <text:p text:style-name="P1">F → FM <text:s/>| FM | KN <text:s/>| OK | c | d</text:p>
      <text:p text:style-name="P1">M→FU</text:p>
      <text:p text:style-name="P1">U→a | b </text:p>
      <text:p text:style-name="P1">K → KN <text:s/>| OK | c | d </text:p>
      <text:p text:style-name="P1">O→ / </text:p>
      <text:p text:style-name="P1">N → # <text:s/></text:p>
      <text:p text:style-name="P1">H → HJ | ! </text:p>
      <text:p text:style-name="P1">J → !</text:p>
      <text:p text:style-name="P1">T → DS</text:p>
      <text:p text:style-name="P1">D → :</text:p>
      <text:p text:style-name="P1"/>
      <text:p text:style-name="P1"/>
      <text:p text:style-name="P1">GNF</text:p>
      <text:p text:style-name="P1"/>
      <text:p text:style-name="P1">S → #K’F’S’ | /K’F’S’ | #F’S’ | /F’S’ | !H’S’ | #K’F’ | /K’F’ | #F’ | /F’ | !H’</text:p>
      <text:p text:style-name="P1">S’ → :SS’ | :S <text:s text:c="10"/></text:p>
      <text:p text:style-name="P1">F → #K’F’ | /K’F’ | #F’ | /F’</text:p>
      <text:p text:style-name="P1">F’ → aFF’ | bFF’ | a | b </text:p>
      <text:p text:style-name="P1">K → cK’ | dK’</text:p>
      <text:p text:style-name="P1">K’ → #K’ | /K’ | # | /</text:p>
      <text:p text:style-name="P1"><text:soft-page-break/>H → !H’</text:p>
      <text:p text:style-name="P1">H’ → !H’ | !</text:p>
      <text:p text:style-name="P1">T → :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154" meta:word-count="549" meta:character-count="1703" meta:non-whitespace-character-count="1096"/>
    <meta:generator>LibreOfficeDev/6.0.5.2$Linux_X86_64 LibreOffice_project/</meta:generator>
  </office:meta>
</office:document-meta>
</file>